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0fd9fb" officeooo:paragraph-rsid="000fd9f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f0759" officeooo:paragraph-rsid="000f0759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fd9fb" officeooo:paragraph-rsid="000fd9fb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c9211e" fo:font-size="14pt" fo:font-weight="bold" officeooo:rsid="000f0759" officeooo:paragraph-rsid="000f0759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12303" officeooo:paragraph-rsid="000fd9fb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0d892f" officeooo:paragraph-rsid="000d892f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0d892f" officeooo:paragraph-rsid="000d892f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0f0759" officeooo:paragraph-rsid="000f0759" style:font-size-asian="14pt" style:font-weight-asian="normal" style:font-size-complex="14pt" style:font-weight-complex="normal"/>
    </style:style>
    <style:style style:name="P9" style:family="paragraph" style:parent-style-name="Standard" style:master-page-name="">
      <loext:graphic-properties draw:fill="none"/>
      <style:paragraph-properties fo:margin-left="-0.5in" fo:margin-right="0in" fo:text-align="start" style:justify-single-word="false" fo:text-indent="0in" style:auto-text-indent="false" style:page-number="auto" fo:background-color="transparent"/>
      <style:text-properties fo:font-size="14pt" fo:font-weight="normal" officeooo:rsid="000d892f" officeooo:paragraph-rsid="000d892f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fo:margin-left="-0.5in" fo:margin-right="-0.5in" fo:text-align="start" style:justify-single-word="false" fo:text-indent="0in" style:auto-text-indent="false" fo:background-color="transparent"/>
      <style:text-properties fo:font-size="14pt" fo:font-weight="normal" officeooo:rsid="000f0759" officeooo:paragraph-rsid="000f0759" style:font-size-asian="14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margin-left="-0.5in" fo:margin-right="-0.5in" fo:text-align="start" style:justify-single-word="false" fo:text-indent="0in" style:auto-text-indent="false" fo:background-color="transparent"/>
      <style:text-properties fo:font-size="14pt" fo:font-weight="normal" officeooo:rsid="000f0759" officeooo:paragraph-rsid="0014b2c0" style:font-size-asian="14pt" style:font-weight-asian="normal" style:font-size-complex="14pt" style:font-weight-complex="normal"/>
    </style:style>
    <style:style style:name="P12" style:family="paragraph" style:parent-style-name="Standard">
      <loext:graphic-properties draw:fill="none"/>
      <style:paragraph-properties fo:margin-left="-0.5in" fo:margin-right="-0.5in" fo:text-align="start" style:justify-single-word="false" fo:text-indent="0in" style:auto-text-indent="false" fo:background-color="transparent"/>
      <style:text-properties fo:font-size="14pt" fo:font-weight="normal" officeooo:rsid="0014b2c0" officeooo:paragraph-rsid="0014e8e3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="none"/>
      <style:paragraph-properties fo:margin-left="-0.5in" fo:margin-right="-0.5in" fo:text-align="start" style:justify-single-word="false" fo:text-indent="0in" style:auto-text-indent="false" fo:background-color="transparent"/>
      <style:text-properties fo:font-size="14pt" fo:font-weight="bold" officeooo:rsid="000f0759" officeooo:paragraph-rsid="000f0759" style:font-size-asian="14pt" style:font-weight-asian="bold" style:font-size-complex="14pt" style:font-weight-complex="bold"/>
    </style:style>
    <style:style style:name="P14" style:family="paragraph" style:parent-style-name="Standard">
      <loext:graphic-properties draw:fill="none"/>
      <style:paragraph-properties fo:margin-left="-0.5in" fo:margin-right="-0.5in" fo:text-align="start" style:justify-single-word="false" fo:text-indent="0in" style:auto-text-indent="false" fo:background-color="transparent"/>
      <style:text-properties fo:font-size="14pt" fo:font-weight="bold" officeooo:rsid="000f0759" officeooo:paragraph-rsid="0014b2c0" style:font-size-asian="14pt" style:font-weight-asian="bold" style:font-size-complex="14pt" style:font-weight-complex="bold"/>
    </style:style>
    <style:style style:name="P15" style:family="paragraph" style:parent-style-name="Standard">
      <loext:graphic-properties draw:fill="none"/>
      <style:paragraph-properties fo:margin-left="-0.5in" fo:margin-right="-0.5in" fo:text-align="start" style:justify-single-word="false" fo:text-indent="0in" style:auto-text-indent="false" fo:background-color="transparent"/>
      <style:text-properties fo:font-size="14pt" fo:font-weight="bold" officeooo:paragraph-rsid="000f0759" style:font-size-asian="14pt" style:font-weight-asian="bold" style:font-size-complex="14pt" style:font-weight-complex="bold"/>
    </style:style>
    <style:style style:name="P16" style:family="paragraph" style:parent-style-name="Standard">
      <loext:graphic-properties draw:fill="none"/>
      <style:paragraph-properties fo:margin-left="-0.5in" fo:margin-right="-0.5in" fo:text-align="start" style:justify-single-word="false" fo:text-indent="0in" style:auto-text-indent="false" fo:background-color="transparent"/>
      <style:text-properties fo:font-size="14pt" fo:font-weight="bold" officeooo:rsid="0014b2c0" officeooo:paragraph-rsid="0014b2c0" style:font-size-asian="14pt" style:font-weight-asian="bold" style:font-size-complex="14pt" style:font-weight-complex="bold"/>
    </style:style>
    <style:style style:name="P17" style:family="paragraph" style:parent-style-name="Standard" style:master-page-name="">
      <loext:graphic-properties draw:fill="none"/>
      <style:paragraph-properties fo:margin-left="-0.5in" fo:margin-right="-0.5in" fo:text-align="start" style:justify-single-word="false" fo:text-indent="0in" style:auto-text-indent="false" style:page-number="auto" fo:background-color="transparent"/>
      <style:text-properties fo:font-size="14pt" fo:font-weight="normal" officeooo:rsid="000d892f" officeooo:paragraph-rsid="000d892f" style:font-size-asian="14pt" style:font-weight-asian="normal" style:font-size-complex="14pt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-0.5in" fo:margin-right="-0.5in" fo:text-align="start" style:justify-single-word="false" fo:text-indent="0in" style:auto-text-indent="false" style:page-number="auto" fo:background-color="transparent"/>
      <style:text-properties fo:font-size="14pt" fo:font-weight="normal" officeooo:rsid="000f0759" officeooo:paragraph-rsid="000f0759" style:font-size-asian="14pt" style:font-weight-asian="normal" style:font-size-complex="14pt" style:font-weight-complex="normal"/>
    </style:style>
    <style:style style:name="T1" style:family="text">
      <style:text-properties fo:font-weight="normal" officeooo:rsid="000f0759" style:font-weight-asian="normal" style:font-weight-complex="normal"/>
    </style:style>
    <style:style style:name="T2" style:family="text">
      <style:text-properties fo:font-weight="normal" officeooo:rsid="0012e3a7" style:font-weight-asian="normal" style:font-weight-complex="normal"/>
    </style:style>
    <style:style style:name="T3" style:family="text">
      <style:text-properties officeooo:rsid="000fd9fb"/>
    </style:style>
    <style:style style:name="T4" style:family="text">
      <style:text-properties officeooo:rsid="0012e3a7"/>
    </style:style>
    <style:style style:name="T5" style:family="text">
      <style:text-properties officeooo:rsid="000f0759"/>
    </style:style>
    <style:style style:name="T6" style:family="text">
      <style:text-properties officeooo:rsid="0014b2c0"/>
    </style:style>
    <style:style style:name="T7" style:family="text">
      <style:text-properties fo:font-weight="bold" officeooo:rsid="000fd9fb" style:font-weight-asian="bold" style:font-weight-complex="bold"/>
    </style:style>
    <style:style style:name="T8" style:family="text">
      <style:text-properties officeooo:rsid="0014e8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utomated output</text:p>
      <text:p text:style-name="P6"/>
      <text:p text:style-name="P17">There are no unique solutions for questions of the sort “What’s the optimum coverage to achieve <text:span text:style-name="T8">a</text:span> WHO target by 2030”. Solutions tend to occur on frontiers with multiple solutions. One simple way of visualizing these solutions is to present 2D heat maps of say F0-F3 coverage versus F4 to LT coverage, for a <text:span text:style-name="T8">particular</text:span> NSP coverage.</text:p>
      <text:p text:style-name="P7"/>
      <text:p text:style-name="P9">Each two-dimensional heat map for coverage varying from 1 to 100 per 1,000 PWID, requires 10,000 runs of the model. This is impossible to achieve in real-time and results must be pre-computed for the most common questions. <text:span text:style-name="T5">10,000 runs consumes approximately 10 minutes of computer time (parallelization at a factor of 100). For 50 levels of NSP coverage this consumes 500,000 runs (approximately 10 hours running time)</text:span></text:p>
      <text:p text:style-name="P8"/>
      <text:p text:style-name="P4">Given these restrictions the automated runs are limited to a maximum of 5,000,000.</text:p>
      <text:p text:style-name="P8"/>
      <text:p text:style-name="P18">Any questions can be asked and the current example shows f<text:span text:style-name="T8">ive</text:span> scenarios:</text:p>
      <text:p text:style-name="P10"/>
      <text:p text:style-name="P13">1. All PWID (1 to 100 per 1,000 PWID) versus All former (1 to 100 per 1,000PWID) <text:s/>with general population <text:span text:style-name="T4">NOT </text:span>included.</text:p>
      <text:p text:style-name="P13"/>
      <text:p text:style-name="P15"><text:span text:style-name="T5">2.PWID F0-F3 (1 to 100 per 1,000 PWID) versus PWID F4-LT (1 to 100 per 1,000PWID) <text:s/>with general population </text:span><text:span text:style-name="T4">NOT </text:span><text:span text:style-name="T5">included.</text:span></text:p>
      <text:p text:style-name="P13"/>
      <text:p text:style-name="P13">3.PWID F0-F3 (1 to 100 per 1,000 PWID) versus PWID F4-LT (1 to 100 per 1,000PWID) <text:s/>with general population included <text:span text:style-name="T4">(but assumed not treated).</text:span></text:p>
      <text:p text:style-name="P13"/>
      <text:p text:style-name="P14"><text:span text:style-name="T6">4</text:span>.<text:span text:style-name="T6">All </text:span>PWID (1 to 100 per 1,000 PWID <text:span text:style-name="T6">over all stages</text:span>) <text:s/>with general population <text:span text:style-name="T4">NOT </text:span>included.</text:p>
      <text:p text:style-name="P14"/>
      <text:p text:style-name="P16">5. <text:span text:style-name="T3">Repeat of </text:span><text:span text:style-name="T4">2</text:span><text:span text:style-name="T3">, but allowing for a NSP with coverage fr</text:span><text:span text:style-name="T4">o</text:span><text:span text:style-name="T3">m 0 to 50% of the PWID population.</text:span></text:p>
      <text:p text:style-name="P10"/>
      <text:p text:style-name="P11">Any outputs can be included. Here six outputs are available; mortality WHO target year reached, incidence WHO target year reached, ,year for both targets, ICER, <text:span text:style-name="T3">total number of treatments and average number of treatments per 1,000 PWID. </text:span><text:span text:style-name="T7">Scenarios that do not reach the targets by 2040 are left blank.</text:span></text:p>
      <text:p text:style-name="P10"/>
      <text:p text:style-name="P12">Scenarios 1 -3 (<text:span text:style-name="T5">DAA treatments (8 weeks)</text:span>) assume that the reach of 1 to 100 per 1,000 PWID is within each HCV stage – allowing resources for an initial catch-up campaign. If the DAA treatment resources are limited to x per 1,000 PWID over ALL stages, scenario 4 is a repeat of scenario 2. </text:p>
      <text:p text:style-name="P12"/>
      <text:p text:style-name="P12"><text:span text:style-name="T8">Scenario 1 to 4, ignore prevention. </text:span>Scenario 5, <text:span text:style-name="T8">simulates</text:span> 50 different NSP coverage efforts, ranging from 1% to 50%, <text:s/><text:span text:style-name="T8">in conjunction with the DAA allocation of scenario 2.</text:span></text:p>
      <text:p text:style-name="P2"/>
      <text:p text:style-name="P5"><text:soft-page-break/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3T15:55:38.496361307</meta:creation-date>
    <dc:date>2021-07-19T13:16:04.022511749</dc:date>
    <meta:editing-duration>PT1H21M41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2" meta:paragraph-count="13" meta:word-count="383" meta:character-count="2242" meta:non-whitespace-character-count="1865"/>
  </office:meta>
</office:document-meta>
</file>